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1635" officeooo:paragraph-rsid="00081635"/>
    </style:style>
    <style:style style:name="P2" style:family="paragraph" style:parent-style-name="Standard">
      <style:text-properties officeooo:rsid="000839c6" officeooo:paragraph-rsid="000839c6"/>
    </style:style>
    <style:style style:name="P3" style:family="paragraph" style:parent-style-name="Standard" style:list-style-name="L1">
      <style:text-properties officeooo:rsid="00081635" officeooo:paragraph-rsid="00081635"/>
    </style:style>
    <style:style style:name="P4" style:family="paragraph" style:parent-style-name="Standard" style:list-style-name="L2">
      <style:text-properties officeooo:rsid="00081635" officeooo:paragraph-rsid="00081635"/>
    </style:style>
    <style:style style:name="P5" style:family="paragraph" style:parent-style-name="Heading_20_1">
      <style:text-properties officeooo:rsid="000af041" officeooo:paragraph-rsid="000af041"/>
    </style:style>
    <style:style style:name="P6" style:family="paragraph" style:parent-style-name="Heading_20_1">
      <style:text-properties officeooo:rsid="000b41bc" officeooo:paragraph-rsid="000b41bc"/>
    </style:style>
    <style:style style:name="P7" style:family="paragraph" style:parent-style-name="Heading_20_1">
      <style:text-properties officeooo:rsid="000d1182" officeooo:paragraph-rsid="000d1182"/>
    </style:style>
    <style:style style:name="P8" style:family="paragraph" style:parent-style-name="Text_20_body" style:list-style-name="L3">
      <style:text-properties officeooo:rsid="000af041" officeooo:paragraph-rsid="000af041"/>
    </style:style>
    <style:style style:name="P9" style:family="paragraph" style:parent-style-name="Text_20_body" style:list-style-name="L4">
      <style:text-properties officeooo:rsid="000b41bc" officeooo:paragraph-rsid="000b41bc"/>
    </style:style>
    <style:style style:name="P10" style:family="paragraph" style:parent-style-name="Text_20_body" style:list-style-name="L5">
      <style:text-properties officeooo:rsid="000d1182" officeooo:paragraph-rsid="000d1182"/>
    </style:style>
    <style:style style:name="P11" style:family="paragraph" style:parent-style-name="Text_20_body" style:list-style-name="L5">
      <style:text-properties officeooo:rsid="000dbe14" officeooo:paragraph-rsid="000dbe14"/>
    </style:style>
    <style:style style:name="P12" style:family="paragraph" style:parent-style-name="Text_20_body" style:list-style-name="L5">
      <style:text-properties officeooo:rsid="000fb6be" officeooo:paragraph-rsid="000fb6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 Interpretation</text:p>
      <text:list xml:id="list4123335376780085287" text:style-name="L1">
        <text:list-item>
          <text:p text:style-name="P3">Making yourself bigger</text:p>
        </text:list-item>
        <text:list-item>
          <text:p text:style-name="P3">Making your side bigger</text:p>
        </text:list-item>
        <text:list-item>
          <text:p text:style-name="P3">Enemies getting bigger</text:p>
        </text:list-item>
        <text:list-item>
          <text:p text:style-name="P3">Area of operation getting bigger</text:p>
        </text:list-item>
        <text:list-item>
          <text:p text:style-name="P3">Farming</text:p>
        </text:list-item>
      </text:list>
      <text:p text:style-name="P1"/>
      <text:p text:style-name="P1">Ideas</text:p>
      <text:list xml:id="list8441558291091820404" text:style-name="L2">
        <text:list-item>
          <text:p text:style-name="P4">You are a robot in space. You break other robots into pieces and steal their pieces to get bigger. Obvious use of the theme. Would probably be fun-ish, but very uninspired.</text:p>
        </text:list-item>
        <text:list-item>
          <text:p text:style-name="P4">You are a carnivore. You eat other creatures to get bigger. Easy. Like #1 but more boring.</text:p>
        </text:list-item>
        <text:list-item>
          <text:p text:style-name="P4">You're a plant. You try to spread the same type of plant around.</text:p>
        </text:list-item>
        <text:list-item>
          <text:p text:style-name="P4">You're some kind of ant. You try to collect stuff and bring it back to the colony.</text:p>
        </text:list-item>
      </text:list>
      <text:p text:style-name="P1"/>
      <text:p text:style-name="P2">We are going with idea #1. At least it's simple.</text:p>
      <text:p text:style-name="P2"/>
      <text:h text:style-name="P5" text:outline-level="1">Part Types</text:h>
      <text:list xml:id="list8271481498810557947" text:style-name="L3">
        <text:list-item>
          <text:p text:style-name="P8">Armor: Basic armor. 2000 HP</text:p>
        </text:list-item>
        <text:list-item>
          <text:p text:style-name="P8">Armor II: 5000 HP</text:p>
        </text:list-item>
        <text:list-item>
          <text:p text:style-name="P8">Bolt Cannon: Fires bolts. Costs 1000 energy per shot, each hit does 1000 damage.</text:p>
        </text:list-item>
        <text:list-item>
          <text:p text:style-name="P8">Plasma Cannon: Fires slow moving bolts. Costs 3000 energy per shot, each hit does 3000 damage.</text:p>
        </text:list-item>
        <text:list-item>
          <text:p text:style-name="P8">Bolt Turret: Fires small bolts. Costs 700 energy per shot, and each hit does 400 damage. Can fire in any direction where it has a clear shot.</text:p>
        </text:list-item>
        <text:list-item>
          <text:p text:style-name="P8">Engine: Pushes the ship forward.</text:p>
        </text:list-item>
        <text:list-item>
          <text:p text:style-name="P8">Thruster: Like the engine, but can fire in any direction.</text:p>
        </text:list-item>
        <text:list-item>
          <text:p text:style-name="P8">Shield generator: Creates a bubble of shield around the ship.</text:p>
        </text:list-item>
        <text:list-item>
          <text:p text:style-name="P8">Fusion Reactor: Provides 2000 energy per second.</text:p>
        </text:list-item>
        <text:list-item>
          <text:p text:style-name="P8">Antimatter Reactor: Provides 8000 energy per second. Explodes on death.</text:p>
        </text:list-item>
      </text:list>
      <text:h text:style-name="P6" text:outline-level="1">Possible Game Names</text:h>
      <text:list xml:id="list7383739313097634703" text:style-name="L4">
        <text:list-item>
          <text:p text:style-name="P9">Frankenship</text:p>
        </text:list-item>
        <text:list-item>
          <text:p text:style-name="P9">Constructobot</text:p>
        </text:list-item>
      </text:list>
      <text:h text:style-name="P7" text:outline-level="1"><text:soft-page-break/>Tasks</text:h>
      <text:list xml:id="list4927669273179213236" text:style-name="L5">
        <text:list-item>
          <text:p text:style-name="P10">Command centers</text:p>
        </text:list-item>
        <text:list-item>
          <text:p text:style-name="P10">Continuity checking</text:p>
        </text:list-item>
        <text:list-item>
          <text:p text:style-name="P10">Attachment</text:p>
        </text:list-item>
        <text:list-item>
          <text:p text:style-name="P10">Power</text:p>
        </text:list-item>
        <text:list-item>
          <text:p text:style-name="P10">AI</text:p>
        </text:list-item>
        <text:list-item>
          <text:p text:style-name="P10">Enemy spawning</text:p>
        </text:list-item>
        <text:list-item>
          <text:p text:style-name="P10">Win/loss conditions, screens</text:p>
        </text:list-item>
        <text:list-item>
          <text:p text:style-name="P10">Asteroids</text:p>
        </text:list-item>
        <text:list-item>
          <text:p text:style-name="P10">Advanced components (P-Cannon, Turret, Engine, Shield, Antimatter Reactor)</text:p>
        </text:list-item>
        <text:list-item>
          <text:p text:style-name="P11">Final graphics</text:p>
        </text:list-item>
        <text:list-item>
          <text:p text:style-name="P12">Sound</text:p>
        </text:list-item>
        <text:list-item>
          <text:p text:style-name="P10">Title screen, levels of difficult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20:33:56.100000000</meta:creation-date>
    <dc:date>2015-12-12T15:55:42.910000000</dc:date>
    <meta:editing-duration>PT2H22M59S</meta:editing-duration>
    <meta:editing-cycles>7</meta:editing-cycles>
    <meta:generator>LibreOffice/4.4.5.2$Windows_x86 LibreOffice_project/a22f674fd25a3b6f45bdebf25400ed2adff0ff99</meta:generator>
    <meta:document-statistic meta:table-count="0" meta:image-count="0" meta:object-count="0" meta:page-count="2" meta:paragraph-count="39" meta:word-count="285" meta:character-count="1535" meta:non-whitespace-character-count="1322"/>
  </office:meta>
</office:document-meta>
</file>